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fo:color="#2a6099" loext:opacity="100%" officeooo:rsid="0005c1ac" officeooo:paragraph-rsid="0005c1ac" fo:background-color="transparent"/>
    </style:style>
    <style:style style:name="P3" style:family="paragraph" style:parent-style-name="Text_20_body" style:list-style-name="L1">
      <style:text-properties fo:color="#2a6099" loext:opacity="100%" officeooo:rsid="0005c1ac" officeooo:paragraph-rsid="0005c1a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Escenario</text:h>
      <text:p text:style-name="Text_20_body"><text:bookmark text:name="yui_3_18_1_1_1757670711338_59"/>Una pequeña empresa de papelería decide dejar de usar archivos en papel para almacenar las facturas y pedidos de sus clientes. Compran un escáner y empiezan a convertir todos esos documentos físicos en archivos PDF que guardan en una carpeta en la computadora. Ahora pueden buscar rápidamente cualquier factura sin tener que revisar cajas y archivadores. Sin embargo, siguen usando los mismos procesos manuales para tomar pedidos y hacer envíos.</text:p>
      <text:p text:style-name="Horizontal_20_Line"/>
      <text:list xml:id="list3868080682" text:style-name="L1">
        <text:list-item>
          <text:p text:style-name="P1">¿Qué beneficios aporta convertir documentos físicos en archivos digitales?</text:p>
          <text:p text:style-name="P2">Mas escalabilidad hablando de almacenamiento</text:p>
          <text:p text:style-name="P2">mas facilidad a la hora de buscar algo </text:p>
        </text:list-item>
        <text:list-item>
          <text:p text:style-name="P1">¿La empresa ha cambiado la forma en que trabaja o solo el soporte de la información? ¿Por qué?</text:p>
          <text:p text:style-name="P3">No, solo ha cambiado la forma en la que se almacena la información debido a que es mas productivo y fácil</text:p>
        </text:list-item>
        <text:list-item>
          <text:p text:style-name="P1">¿Qué limitaciones pueden surgir si solo se digitalizan los documentos pero no se cambian los procesos?</text:p>
          <text:p text:style-name="P3">Que en caso de que solo lo guarden de manera digital no tendrán acceso a la información de manera física</text:p>
        </text:list-item>
        <text:list-item>
          <text:p text:style-name="P1">¿Puedes pensar en otros ejemplos cotidianos de digitalización?</text:p>
          <text:p text:style-name="P3">La manera en la que almacenamos las fotos videos o recuerdos</text:p>
        </text:list-item>
        <text:list-item>
          <text:p text:style-name="P1">¿Qué herramientas tecnológicas podrían ayudar a esta empresa a mejorar aún más?</text:p>
          <text:p text:style-name="P3">Poder hacer pedidos de manera remota y pagos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2T11:56:17.983047780</meta:creation-date>
    <dc:date>2025-09-12T12:06:31.945238933</dc:date>
    <meta:editing-duration>PT10M15S</meta:editing-duration>
    <meta:editing-cycles>1</meta:editing-cycles>
    <meta:document-statistic meta:table-count="0" meta:image-count="0" meta:object-count="0" meta:page-count="1" meta:paragraph-count="13" meta:word-count="218" meta:character-count="1272" meta:non-whitespace-character-count="1077"/>
    <meta:generator>LibreOffice/7.4.7.2$Linux_X86_64 LibreOffice_project/40$Build-2</meta:generator>
  </office:meta>
</office:document-meta>
</file>